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fo:font-weight="bold" officeooo:rsid="0010de67" officeooo:paragraph-rsid="0010de67" style:font-size-asian="15pt" style:font-weight-asian="bold" style:font-size-complex="15pt" style:font-weight-complex="bold"/>
    </style:style>
    <style:style style:name="P2" style:family="paragraph" style:parent-style-name="Standard">
      <style:text-properties fo:font-size="15pt" fo:font-weight="normal" officeooo:rsid="0010de67" officeooo:paragraph-rsid="0010de67" style:font-size-asian="15pt" style:font-weight-asian="normal" style:font-size-complex="15pt" style:font-weight-complex="normal"/>
    </style:style>
    <style:style style:name="P3" style:family="paragraph" style:parent-style-name="Standard">
      <style:text-properties fo:font-size="15pt" fo:font-weight="normal" officeooo:rsid="0010de67" officeooo:paragraph-rsid="00158d07" style:font-size-asian="15pt" style:font-weight-asian="normal" style:font-size-complex="15pt" style:font-weight-complex="normal"/>
    </style:style>
    <style:style style:name="P4" style:family="paragraph" style:parent-style-name="Standard">
      <style:text-properties fo:font-size="15pt" fo:font-weight="normal" officeooo:rsid="001461e8" officeooo:paragraph-rsid="001461e8" style:font-size-asian="15pt" style:font-weight-asian="normal" style:font-size-complex="15pt" style:font-weight-complex="normal"/>
    </style:style>
    <style:style style:name="P5" style:family="paragraph" style:parent-style-name="Standard">
      <style:text-properties fo:font-size="15pt" fo:font-weight="normal" officeooo:rsid="00158d07" officeooo:paragraph-rsid="00158d07" style:font-size-asian="15pt" style:font-weight-asian="normal" style:font-size-complex="15pt" style:font-weight-complex="normal"/>
    </style:style>
    <style:style style:name="P6" style:family="paragraph" style:parent-style-name="Standard">
      <style:text-properties fo:font-size="12pt" fo:font-weight="bold" officeooo:rsid="0010de67" officeooo:paragraph-rsid="0010de67"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officeooo:rsid="00158d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ausuario:</text:p>
      <text:p text:style-name="P1"/>
      <text:p text:style-name="P1">1- Noombre del sofware:</text:p>
      <text:p text:style-name="P2">Web oficial del Gabinete de Arqueología de la <text:span text:style-name="T3">O</text:span>ficina del <text:span text:style-name="T3">H</text:span>istoriador.</text:p>
      <text:p text:style-name="P1"><text:span text:style-name="T1"/></text:p>
      <text:p text:style-name="P1">2- Autores:</text:p>
      <text:p text:style-name="P2">Rodrigo García Gómez<text:tab/><text:tab/><text:span text:style-name="T3">99090707946</text:span></text:p>
      <text:p text:style-name="P2">Daniel Ortiz Pacheco<text:tab/><text:tab/><text:span text:style-name="T3">97040107847</text:span></text:p>
      <text:p text:style-name="P2">Jorge Mederos Alvarado<text:tab/><text:span text:style-name="T3">98052006763</text:span></text:p>
      <text:p text:style-name="P2"/>
      <text:p text:style-name="P1">3- Objetivos del proyecto:</text:p>
      <text:p text:style-name="P2">Página web informativa con catálogos arqueológicos, creada para dar a conocer las características de la institución. Se almacena una base de datos con información de los los objetos arqueológicos encontrados y se proporcionan herramientas para su modificación mediante permisos de administrador.</text:p>
      <text:p text:style-name="P1"/>
      <text:p text:style-name="P1">4-Requerimientos técnicos:</text:p>
      <text:p text:style-name="P3">No existen requerimientos técnicos particulares para ejecutar la aplicación, solo aquellos que demandan los sofware que utilizamos. </text:p>
      <text:p text:style-name="P5">Requisitos mínimos:</text:p>
      <text:p text:style-name="P3">1. Procesador: Intel(R) Core(TM) i3-3000M CPU @ 2.10 GHz 2.1GHz </text:p>
      <text:p text:style-name="P3">2. Memoria instalada (RAM): 4.00 GB</text:p>
      <text:p text:style-name="P3">3. Espacio de Disco Duro: <text:span text:style-name="T3">3</text:span>.0 GB</text:p>
      <text:p text:style-name="P1"/>
      <text:p text:style-name="P1">5-Requerimientos del software:</text:p>
      <text:p text:style-name="P4">Basta con tener instalada una versión actualizada de docker</text:p>
      <text:p text:style-name="P1"/>
      <text:p text:style-name="P1">6- Forma de instalar la aplicación:</text:p>
      <text:p text:style-name="P4">Sólo es necesario ejecutar el comando <text:span text:style-name="T2">docker compose up</text:span></text:p>
      <text:p text:style-name="P1"/>
      <text:p text:style-name="P1">7- Opciones del sistema:</text:p>
      <text:p text:style-name="P5">Se proporcionan herramientas para la navegación por la página web, mediante botones sencillos y descriptivos. Se da acceso a las diferentes áreas informativas de la aplicación.</text:p>
      <text:p text:style-name="P1"/>
      <text:p text:style-name="P4">Se permite el acceso y búsqueda de los objetos arqueológicos almacenados en la base de datos del Gabinete. Para acceder al catálogo basta con presionar el icono redondo que se encuentra en la parte superior derecha de la pantalla, esto provocará la expansión del menú de enlaces, luego se debe presionar la opción “Catálogo arqueológico” la cual redirigirá al usuario a la página de catálogos. Un usuario identificado tendrá permisos de administrador y podrá modificar dicha base de datos <text:span text:style-name="T3">presionando el botón de opciones de la página de catálogos, </text:span><text:soft-page-break/><text:span text:style-name="T3">y seleccionando la opción requerida, ya sea agregar catálogo, objeto o eliminar alguno de estos. Las modificaciones se realizarán en el catálogo o subcatálogo actual en el que el usuario esté posicionado</text:span>. Para Identificarse basta con presionar la opción “Identificarse” encontrada en el menú de enlaces antes mencionado. Las cuentas de administrador serán otorgadas por la dirección del Gabinete.</text:p>
      <text:p text:style-name="P4"/>
      <text:p text:style-name="P6"/>
      <text:p text:style-name="P1">8- Salidas del Sistema:</text:p>
      <text:p text:style-name="P5">La aplicación permite exportar datos en Excel.</text:p>
      <text:p text:style-name="P6"/>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5:23:01.666807331</meta:creation-date>
    <dc:date>2020-03-27T16:46:45.049187797</dc:date>
    <meta:editing-duration>P0D</meta:editing-duration>
    <meta:editing-cycles>1</meta:editing-cycles>
    <meta:document-statistic meta:table-count="0" meta:image-count="0" meta:object-count="0" meta:page-count="2" meta:paragraph-count="24" meta:word-count="337" meta:character-count="2245" meta:non-whitespace-character-count="1928"/>
    <meta:generator>LibreOffice/6.0.7.3$Linux_X86_64 LibreOffice_project/00m0$Build-3</meta:generator>
  </office:meta>
</office:document-meta>
</file>